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neModel.getNumberOfCollectedSamp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add( SampleResult sample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lineModel.clear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lineModel.is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Minim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DataCur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setListener( GraphListener v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Maxim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Splin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un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Sampl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Ave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Ad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Model.getGui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